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4c8d" officeooo:paragraph-rsid="001e4c8d"/>
    </style:style>
    <style:style style:name="P2" style:family="paragraph" style:parent-style-name="Standard">
      <style:text-properties fo:font-weight="bold" officeooo:rsid="001e4c8d" officeooo:paragraph-rsid="001e4c8d" style:font-weight-asian="bold" style:font-weight-complex="bold"/>
    </style:style>
    <style:style style:name="P3" style:family="paragraph" style:parent-style-name="Standard">
      <style:text-properties fo:font-weight="bold" officeooo:rsid="001e4c8d" officeooo:paragraph-rsid="002153a2" style:font-weight-asian="bold" style:font-weight-complex="bold"/>
    </style:style>
    <style:style style:name="P4" style:family="paragraph" style:parent-style-name="Standard">
      <style:text-properties fo:font-weight="bold" officeooo:rsid="0020389e" officeooo:paragraph-rsid="0020389e" style:font-weight-asian="bold" style:font-weight-complex="bold"/>
    </style:style>
    <style:style style:name="P5" style:family="paragraph" style:parent-style-name="Standard">
      <style:text-properties fo:font-weight="bold" officeooo:rsid="0020389e" officeooo:paragraph-rsid="002153a2" style:font-weight-asian="bold" style:font-weight-complex="bold"/>
    </style:style>
    <style:style style:name="P6" style:family="paragraph" style:parent-style-name="Standard">
      <style:text-properties fo:color="#1c1c1c" fo:font-weight="bold" officeooo:rsid="001e4c8d" officeooo:paragraph-rsid="001e4c8d" style:font-weight-asian="bold" style:font-weight-complex="bold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officeooo:rsid="001e4c8d" officeooo:paragraph-rsid="001e4c8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officeooo:rsid="001e4c8d" officeooo:paragraph-rsid="002153a2"/>
    </style:style>
    <style:style style:name="P9" style:family="paragraph" style:parent-style-name="Standard">
      <style:paragraph-properties fo:margin-left="0.4925in" fo:margin-right="0in" fo:text-indent="0in" style:auto-text-indent="false"/>
      <style:text-properties fo:font-weight="bold" officeooo:rsid="0020389e" officeooo:paragraph-rsid="0020389e" style:font-weight-asian="bold" style:font-weight-complex="bold"/>
    </style:style>
    <style:style style:name="P10" style:family="paragraph" style:parent-style-name="Standard">
      <style:paragraph-properties fo:margin-left="0.4925in" fo:margin-right="0in" fo:text-indent="0in" style:auto-text-indent="false"/>
      <style:text-properties fo:font-weight="bold" officeooo:rsid="002377d6" officeooo:paragraph-rsid="002377d6" style:font-weight-asian="bold" style:font-weight-complex="bold"/>
    </style:style>
    <style:style style:name="P11" style:family="paragraph" style:parent-style-name="Standard">
      <style:paragraph-properties fo:margin-left="0.4925in" fo:margin-right="0in" fo:text-indent="0in" style:auto-text-indent="false"/>
      <style:text-properties fo:font-weight="bold" officeooo:rsid="002377d6" officeooo:paragraph-rsid="00237a46" style:font-weight-asian="bold" style:font-weight-complex="bold"/>
    </style:style>
    <style:style style:name="P12" style:family="paragraph" style:parent-style-name="Standard">
      <style:paragraph-properties fo:margin-left="0.4925in" fo:margin-right="0in" fo:text-indent="0in" style:auto-text-indent="false"/>
      <style:text-properties fo:font-weight="bold" officeooo:rsid="002377d6" officeooo:paragraph-rsid="00260c9f" style:font-weight-asian="bold" style:font-weight-complex="bold"/>
    </style:style>
    <style:style style:name="P13" style:family="paragraph" style:parent-style-name="Standard">
      <style:paragraph-properties fo:margin-left="0.4925in" fo:margin-right="0in" fo:text-indent="0in" style:auto-text-indent="false"/>
      <style:text-properties fo:font-weight="bold" officeooo:rsid="002377d6" officeooo:paragraph-rsid="0027599a" style:font-weight-asian="bold" style:font-weight-complex="bold"/>
    </style:style>
    <style:style style:name="P14" style:family="paragraph" style:parent-style-name="Standard">
      <style:paragraph-properties fo:margin-left="0.4925in" fo:margin-right="0in" fo:text-indent="0in" style:auto-text-indent="false"/>
      <style:text-properties fo:font-weight="bold" officeooo:rsid="00237a46" officeooo:paragraph-rsid="00237a46" style:font-weight-asian="bold" style:font-weight-complex="bold"/>
    </style:style>
    <style:style style:name="P15" style:family="paragraph" style:parent-style-name="Standard">
      <style:paragraph-properties fo:margin-left="0.4925in" fo:margin-right="0in" fo:text-indent="0in" style:auto-text-indent="false"/>
      <style:text-properties fo:font-weight="normal" officeooo:rsid="002377d6" officeooo:paragraph-rsid="00237a46" style:font-weight-asian="normal" style:font-weight-complex="normal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bold" officeooo:rsid="002321d1" officeooo:paragraph-rsid="002321d1" style:font-weight-asian="bold" style:font-weight-complex="bold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weight="bold" officeooo:rsid="002377d6" officeooo:paragraph-rsid="002377d6" style:font-weight-asian="bold" style:font-weight-complex="bold"/>
    </style:style>
    <style:style style:name="P18" style:family="paragraph" style:parent-style-name="Standard">
      <style:paragraph-properties fo:margin-left="0in" fo:margin-right="0in" fo:text-indent="0in" style:auto-text-indent="false"/>
      <style:text-properties fo:font-weight="bold" officeooo:rsid="002377d6" officeooo:paragraph-rsid="00237a46" style:font-weight-asian="bold" style:font-weight-complex="bold"/>
    </style:style>
    <style:style style:name="P19" style:family="paragraph" style:parent-style-name="Standard">
      <style:paragraph-properties fo:margin-left="0in" fo:margin-right="0in" fo:text-indent="0in" style:auto-text-indent="false"/>
      <style:text-properties fo:font-weight="bold" officeooo:rsid="002377d6" officeooo:paragraph-rsid="0027599a" style:font-weight-asian="bold" style:font-weight-complex="bold"/>
    </style:style>
    <style:style style:name="P20" style:family="paragraph" style:parent-style-name="Standard">
      <style:paragraph-properties fo:margin-left="0in" fo:margin-right="0in" fo:text-indent="0in" style:auto-text-indent="false"/>
      <style:text-properties fo:font-weight="bold" officeooo:rsid="00237a46" officeooo:paragraph-rsid="00237a46" style:font-weight-asian="bold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weight="normal" officeooo:rsid="002377d6" officeooo:paragraph-rsid="002377d6" style:font-weight-asian="normal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weight="normal" officeooo:rsid="002377d6" officeooo:paragraph-rsid="00237a46" style:font-weight-asian="normal" style:font-weight-complex="normal"/>
    </style:style>
    <style:style style:name="T1" style:family="text">
      <style:text-properties fo:color="#ff0000"/>
    </style:style>
    <style:style style:name="T2" style:family="text">
      <style:text-properties fo:color="#1c1c1c"/>
    </style:style>
    <style:style style:name="T3" style:family="text">
      <style:text-properties fo:color="#1c1c1c" officeooo:rsid="0020389e"/>
    </style:style>
    <style:style style:name="T4" style:family="text">
      <style:text-properties fo:color="#1c1c1c" fo:font-weight="normal" officeooo:rsid="001e4c8d" style:font-weight-asian="normal" style:font-weight-complex="normal"/>
    </style:style>
    <style:style style:name="T5" style:family="text">
      <style:text-properties fo:color="#1c1c1c" fo:font-weight="normal" officeooo:rsid="0020389e" style:font-weight-asian="normal" style:font-weight-complex="normal"/>
    </style:style>
    <style:style style:name="T6" style:family="text">
      <style:text-properties fo:color="#1c1c1c" fo:font-weight="normal" officeooo:rsid="002377d6" style:font-weight-asian="normal" style:font-weight-complex="normal"/>
    </style:style>
    <style:style style:name="T7" style:family="text">
      <style:text-properties officeooo:rsid="0020389e"/>
    </style:style>
    <style:style style:name="T8" style:family="text">
      <style:text-properties style:text-line-through-style="solid" style:text-line-through-type="single"/>
    </style:style>
    <style:style style:name="T9" style:family="text">
      <style:text-properties style:text-line-through-style="solid" style:text-line-through-type="single" officeooo:rsid="0020389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1e4c8d" style:font-weight-asian="normal" style:font-weight-complex="normal"/>
    </style:style>
    <style:style style:name="T12" style:family="text">
      <style:text-properties fo:font-weight="normal" officeooo:rsid="0020389e" style:font-weight-asian="normal" style:font-weight-complex="normal"/>
    </style:style>
    <style:style style:name="T13" style:family="text">
      <style:text-properties fo:font-weight="normal" officeooo:rsid="002153a2" style:font-weight-asian="normal" style:font-weight-complex="normal"/>
    </style:style>
    <style:style style:name="T14" style:family="text">
      <style:text-properties fo:font-weight="normal" officeooo:rsid="002377d6" style:font-weight-asian="normal" style:font-weight-complex="normal"/>
    </style:style>
    <style:style style:name="T15" style:family="text">
      <style:text-properties fo:font-weight="normal" officeooo:rsid="00237a46" style:font-weight-asian="normal" style:font-weight-complex="normal"/>
    </style:style>
    <style:style style:name="T16" style:family="text">
      <style:text-properties fo:font-weight="normal" officeooo:rsid="0024cb5f" style:font-weight-asian="normal" style:font-weight-complex="normal"/>
    </style:style>
    <style:style style:name="T17" style:family="text">
      <style:text-properties fo:font-weight="normal" officeooo:rsid="00260c9f" style:font-weight-asian="normal" style:font-weight-complex="normal"/>
    </style:style>
    <style:style style:name="T18" style:family="text">
      <style:text-properties fo:font-weight="normal" officeooo:rsid="0027599a" style:font-weight-asian="normal" style:font-weight-complex="normal"/>
    </style:style>
    <style:style style:name="T19" style:family="text">
      <style:text-properties style:text-line-through-style="none" style:text-line-through-type="none"/>
    </style:style>
    <style:style style:name="T20" style:family="text">
      <style:text-properties style:text-line-through-style="none" style:text-line-through-type="none" fo:font-weight="normal" style:font-weight-asian="normal" style:font-weight-complex="normal"/>
    </style:style>
    <style:style style:name="T21" style:family="text">
      <style:text-properties style:text-line-through-style="none" style:text-line-through-type="none" fo:font-weight="normal" officeooo:rsid="001e4c8d" style:font-weight-asian="normal" style:font-weight-complex="normal"/>
    </style:style>
    <style:style style:name="T22" style:family="text">
      <style:text-properties style:text-line-through-style="none" style:text-line-through-type="none" fo:font-weight="normal" officeooo:rsid="0020389e" style:font-weight-asian="normal" style:font-weight-complex="normal"/>
    </style:style>
    <style:style style:name="T23" style:family="text">
      <style:text-properties officeooo:rsid="00237a46"/>
    </style:style>
    <style:style style:name="T24" style:family="text">
      <style:text-properties officeooo:rsid="0024cb5f"/>
    </style:style>
    <style:style style:name="T25" style:family="text">
      <style:text-properties officeooo:rsid="00260c9f"/>
    </style:style>
    <style:style style:name="T26" style:family="text">
      <style:text-properties officeooo:rsid="0027599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Problem 3</text:p>
      <text:p text:style-name="Standard"/>
      <text:p text:style-name="Standard"><text:span text:style-name="T1">A Project Manager</text:span> manages <text:span text:style-name="T1">multiple projects</text:span>. <text:span text:style-name="T1">A project</text:span>, before <text:span text:style-name="T1">final release</text:span>, is required to have a <text:span text:style-name="T1">specified feature set</text:span>. Associated with a <text:span text:style-name="T1">project</text:span> are <text:span text:style-name="T1">multiple releases.</text:span> A <text:span text:style-name="T1">release</text:span> is a functional piece of the <text:span text:style-name="T1">project </text:span><text:span text:style-name="T2">being developed </text:span>that includes a <text:span text:style-name="T1">subset of the feature set </text:span>for the <text:span text:style-name="T1">project</text:span> and which is to be delivered on a <text:span text:style-name="T1">specified date</text:span> (the <text:span text:style-name="T1">feature set</text:span> and <text:span text:style-name="T1">release date</text:span> are determined by the <text:span text:style-name="T1">Project Manager</text:span>). When the <text:span text:style-name="T1">last release</text:span> is delivered, the <text:span text:style-name="T1">project</text:span> is considered <text:span text:style-name="T1">completed</text:span>. Associated with <text:span text:style-name="T1">each feature</text:span> for a <text:span text:style-name="T1">project</text:span> is a <text:span text:style-name="T1">developer</text:span> who is <text:span text:style-name="T1">responsible</text:span> for <text:span text:style-name="T1">developing</text:span> this <text:span text:style-name="T1">feature</text:span> for inclusion in the <text:span text:style-name="T1">project</text:span>. A <text:span text:style-name="T1">developer</text:span> has an <text:span text:style-name="T1">id</text:span> and provides, for each <text:span text:style-name="T1">feature</text:span> he is responsible for, the <text:span text:style-name="T1">estimated time</text:span> remaining to</text:p>
      <text:p text:style-name="Standard"><text:span text:style-name="T2">complete</text:span><text:span text:style-name="T1"> work</text:span><text:span text:style-name="T2"> on that </text:span><text:span text:style-name="T1">feature</text:span>. The <text:span text:style-name="T1">Project Manager</text:span> assigns <text:span text:style-name="T1">features</text:span> to <text:span text:style-name="T1">developers</text:span> to work on.</text:p>
      <text:p text:style-name="Standard"/>
      <text:p text:style-name="P6">List of noun phrases</text:p>
      <text:p text:style-name="P6"/>
      <text:p text:style-name="P7">Project Manager <text:s text:c="23"/>feature set <text:s text:c="29"/><text:span text:style-name="T7">estimated time</text:span> <text:s text:c="2"/></text:p>
      <text:p text:style-name="P7">Multiple projects <text:s text:c="21"/><text:span text:style-name="T2"><text:s/>release date <text:s text:c="27"/></text:span><text:span text:style-name="T3">complete work</text:span></text:p>
      <text:p text:style-name="P7">Project <text:s text:c="38"/>Project Manager <text:s text:c="20"/><text:span text:style-name="T7">Project Manager</text:span></text:p>
      <text:p text:style-name="P7">final release <text:s text:c="30"/>Last release <text:s text:c="28"/><text:span text:style-name="T7">developers</text:span></text:p>
      <text:p text:style-name="P7">specified feature set <text:s text:c="17"/>Project</text:p>
      <text:p text:style-name="P7">project <text:s text:c="38"/>Completed</text:p>
      <text:p text:style-name="P7">Multiple releases <text:s text:c="22"/>each feature</text:p>
      <text:p text:style-name="P7">Release <text:s text:c="37"/>project</text:p>
      <text:p text:style-name="P7">project <text:s text:c="38"/><text:span text:style-name="T7">developer</text:span></text:p>
      <text:p text:style-name="P7">Subset of the feature set <text:s text:c="11"/><text:span text:style-name="T9">responsible</text:span></text:p>
      <text:p text:style-name="P7">Project <text:s text:c="38"/><text:span text:style-name="T7">developing</text:span></text:p>
      <text:p text:style-name="P7">specified data <text:s text:c="27"/><text:span text:style-name="T7">feature</text:span></text:p>
      <text:p text:style-name="P1"/>
      <text:p text:style-name="P4">Sort and eliminate duplicate</text:p>
      <text:p text:style-name="P5"><text:s text:c="10"/><text:span text:style-name="T10"><text:s/></text:span><text:span text:style-name="T13"><text:s/></text:span><text:span text:style-name="T11">Project Manager <text:s text:c="23"/>feature set <text:s text:c="29"/></text:span><text:span text:style-name="T10">estimated time</text:span><text:span text:style-name="T11"> <text:s text:c="2"/></text:span></text:p>
      <text:p text:style-name="P8"><text:span text:style-name="T8">Multiple projects <text:s text:c="2"/></text:span><text:s text:c="19"/><text:span text:style-name="T2"><text:s/>release date <text:s text:c="28"/></text:span><text:span text:style-name="T3">work</text:span></text:p>
      <text:p text:style-name="P8">Project <text:s text:c="38"/><text:span text:style-name="T8">Project Manager <text:s text:c="4"/></text:span><text:s text:c="16"/><text:span text:style-name="T9">Project Manager</text:span></text:p>
      <text:p text:style-name="P8">final release <text:s text:c="30"/>Last release <text:s text:c="26"/><text:span text:style-name="T8"><text:s text:c="2"/></text:span><text:span text:style-name="T9">developers</text:span></text:p>
      <text:p text:style-name="P8"><text:span text:style-name="T19">specified feature set <text:s/></text:span><text:span text:style-name="T8"><text:s text:c="2"/></text:span><text:s text:c="14"/><text:span text:style-name="T8">Project</text:span></text:p>
      <text:p text:style-name="P8"><text:span text:style-name="T8">project <text:s text:c="4"/></text:span><text:s text:c="34"/><text:span text:style-name="T8">Completed</text:span></text:p>
      <text:p text:style-name="P8">Multiple releases <text:s text:c="21"/><text:span text:style-name="T8"><text:s/>each feature</text:span></text:p>
      <text:p text:style-name="P8">Release <text:s text:c="37"/><text:span text:style-name="T8">project</text:span></text:p>
      <text:p text:style-name="P8"><text:span text:style-name="T8">project <text:s text:c="6"/></text:span><text:s text:c="32"/><text:span text:style-name="T7">developer</text:span></text:p>
      <text:p text:style-name="P8"><text:span text:style-name="T19">Subset of the feature set <text:s text:c="2"/></text:span><text:s text:c="9"/><text:span text:style-name="T9">responsible</text:span></text:p>
      <text:p text:style-name="P8"><text:span text:style-name="T8">Project <text:s text:c="6"/></text:span><text:s text:c="32"/><text:span text:style-name="T9">developing</text:span></text:p>
      <text:p text:style-name="P3"><text:s text:c="6"/><text:span text:style-name="T10"><text:s text:c="6"/>specified data <text:s text:c="27"/></text:span><text:span text:style-name="T12">feature</text:span></text:p>
      <text:p text:style-name="P9"/>
      <text:p text:style-name="P16">Streamline the list further</text:p>
      <text:p text:style-name="P16"><text:s text:c="12"/><text:span text:style-name="T11">Project Manager <text:s text:c="23"/></text:span><text:span text:style-name="T14">deadline</text:span><text:span text:style-name="T11"> <text:s text:c="21"/></text:span><text:span text:style-name="T12">estimated time</text:span><text:span text:style-name="T11"> <text:s text:c="5"/></text:span></text:p>
      <text:p text:style-name="P16"><text:span text:style-name="T11"><text:tab/></text:span><text:span text:style-name="T10">project <text:s text:c="38"/></text:span><text:span text:style-name="T11">feature set <text:s text:c="26"/></text:span><text:span text:style-name="T5">work</text:span></text:p>
      <text:p text:style-name="P16"><text:span text:style-name="T10"><text:tab/>final release <text:s text:c="30"/></text:span><text:span text:style-name="T4">release date <text:s text:c="24"/></text:span><text:span text:style-name="T6">id</text:span></text:p>
      <text:p text:style-name="P16"><text:span text:style-name="T10"><text:tab/></text:span><text:span text:style-name="T21">specified feature set <text:s text:c="17"/>Last release </text:span></text:p>
      <text:p text:style-name="P16"><text:span text:style-name="T21"><text:tab/> <text:s text:c="48"/></text:span><text:span text:style-name="T22">developer</text:span></text:p>
      <text:p text:style-name="P16"><text:span text:style-name="T21"><text:tab/></text:span><text:span text:style-name="T20">release <text:s text:c="38"/></text:span><text:span text:style-name="T22">feature</text:span></text:p>
      <text:p text:style-name="P16"><text:span text:style-name="T20"><text:tab/></text:span></text:p>
      <text:p text:style-name="P16"><text:soft-page-break/><text:span text:style-name="T20"/></text:p>
      <text:p text:style-name="P17">Group synonymous</text:p>
      <text:p text:style-name="P17"/>
      <text:p text:style-name="P17"><text:s text:c="9"/><text:span text:style-name="T10"><text:s text:c="2"/>Project manager</text:span></text:p>
      <text:p text:style-name="P10"><text:span text:style-name="T10"/></text:p>
      <text:p text:style-name="P10"><text:span text:style-name="T10">Project</text:span></text:p>
      <text:p text:style-name="P14"><text:span text:style-name="T10">features</text:span></text:p>
      <text:p text:style-name="P10"><text:span text:style-name="T10"/></text:p>
      <text:p text:style-name="P10"><text:span text:style-name="T10">release</text:span></text:p>
      <text:p text:style-name="P10"><text:span text:style-name="T10">release data</text:span></text:p>
      <text:p text:style-name="P17"><text:span text:style-name="T10"><text:tab/>feature set</text:span></text:p>
      <text:p text:style-name="P17"><text:span text:style-name="T10"><text:tab/></text:span></text:p>
      <text:p text:style-name="P10"><text:span text:style-name="T10">developer</text:span></text:p>
      <text:p text:style-name="P11"><text:span text:style-name="T10">estimated time</text:span></text:p>
      <text:p text:style-name="P11"><text:span text:style-name="T10"/></text:p>
      <text:p text:style-name="P11"><text:span text:style-name="T10"/></text:p>
      <text:p text:style-name="P20">Class Name</text:p>
      <text:p text:style-name="P18"/>
      <text:p text:style-name="P18"><text:s text:c="10"/><text:span text:style-name="T10"><text:s text:c="2"/></text:span>Project manager</text:p>
      <text:p text:style-name="P11"><text:span text:style-name="T10">- </text:span><text:span text:style-name="T16">manger</text:span><text:span text:style-name="T15">ID: </text:span><text:span text:style-name="T17">String</text:span></text:p>
      <text:p text:style-name="P11"><text:span text:style-name="T15">- </text:span><text:span text:style-name="T16">project</text:span><text:span text:style-name="T17">s: </text:span><text:span text:style-name="T18">List&lt;Project&gt;</text:span></text:p>
      <text:p text:style-name="P11"/>
      <text:p text:style-name="P18"><text:s text:c="11"/>Project</text:p>
      <text:p text:style-name="P14"><text:span text:style-name="T10">- features: </text:span><text:span text:style-name="T18">List&lt;Feature&gt;</text:span></text:p>
      <text:p text:style-name="P14"><text:span text:style-name="T10">- </text:span><text:span text:style-name="T16">projectID: </text:span><text:span text:style-name="T18">String</text:span></text:p>
      <text:p text:style-name="P14"><text:span text:style-name="T16">- release: </text:span><text:span text:style-name="T18">List&lt;Release&gt;</text:span></text:p>
      <text:p text:style-name="P14"><text:span text:style-name="T16">- projectStatus: </text:span><text:span text:style-name="T18">String</text:span></text:p>
      <text:p text:style-name="P11"><text:span text:style-name="T10"/></text:p>
      <text:p text:style-name="P11"><text:span text:style-name="T23">R</text:span>elease</text:p>
      <text:p text:style-name="P15"><text:s/>- <text:span text:style-name="T24">releaseID: </text:span><text:span text:style-name="T26">String</text:span></text:p>
      <text:p text:style-name="P11"><text:span text:style-name="T10"><text:s/>- release</text:span><text:span text:style-name="T16">D</text:span><text:span text:style-name="T10">ata: </text:span><text:span text:style-name="T18">Date</text:span></text:p>
      <text:p text:style-name="P19"><text:span text:style-name="T10"><text:s text:c="13"/>- feature</text:span><text:span text:style-name="T16">S</text:span><text:span text:style-name="T10">et: </text:span><text:span text:style-name="T18">List&lt;Feature&gt;</text:span></text:p>
      <text:p text:style-name="P18"><text:span text:style-name="T10"><text:s text:c="2"/></text:span></text:p>
      <text:p text:style-name="P18"><text:span text:style-name="T10"><text:s text:c="8"/></text:span><text:s text:c="4"/><text:span text:style-name="T25">Feature</text:span></text:p>
      <text:p text:style-name="P18"><text:s text:c="12"/><text:span text:style-name="T10"><text:s text:c="2"/>- </text:span><text:span text:style-name="T17">featureName: </text:span><text:span text:style-name="T18">String</text:span></text:p>
      <text:p text:style-name="P22"><text:s text:c="14"/>- <text:span text:style-name="T25">estimatedRemainingTime: </text:span><text:span text:style-name="T26">Date</text:span></text:p>
      <text:p text:style-name="P18"><text:span text:style-name="T10"><text:tab/></text:span></text:p>
      <text:p text:style-name="P11"><text:span text:style-name="T23">D</text:span>eveloper</text:p>
      <text:p text:style-name="P12">- <text:span text:style-name="T17">developerID: </text:span><text:span text:style-name="T18">String</text:span></text:p>
      <text:p text:style-name="P13"><text:span text:style-name="T17">- features: </text:span><text:span text:style-name="T10"><text:s/></text:span><text:span text:style-name="T18">List&lt;Feature&gt;</text:span></text:p>
      <text:p text:style-name="P12"><text:span text:style-name="T10"/></text:p>
      <text:p text:style-name="P10"><text:span text:style-name="T10"/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01T16:05:29.242038362</meta:creation-date>
    <dc:date>2024-04-01T17:43:20.724366118</dc:date>
    <meta:editing-duration>PT5M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68" meta:word-count="327" meta:character-count="3500" meta:non-whitespace-character-count="1930"/>
  </office:meta>
</office:document-meta>
</file>